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A0000003BBA0DFCE94.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1"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2"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3" style:family="paragraph" style:parent-style-name="Standard">
      <style:paragraph-properties style:line-height-at-least="0.503cm" fo:background-color="transparent">
        <style:background-image/>
      </style:paragraph-properties>
      <style:text-properties fo:color="#cccccc" fo:background-color="#1f1f1f"/>
    </style:style>
    <style:style style:name="P24"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5"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list-style-name="L1">
      <style:text-properties style:text-underline-style="none" fo:font-weight="normal" style:font-weight-asian="normal" style:font-weight-complex="normal"/>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P29" style:family="paragraph" style:parent-style-name="Standard">
      <style:paragraph-properties style:line-height-at-least="0.503cm"/>
      <style:text-properties fo:color="#cccccc" style:font-name="Consolas" fo:font-size="10.5pt" fo:font-weight="normal" fo:background-color="#1f1f1f"/>
    </style:style>
    <style:style style:name="P30" style:family="paragraph" style:parent-style-name="Standard">
      <style:paragraph-properties style:line-height-at-least="0.503cm"/>
      <style:text-properties fo:color="#cccccc" fo:background-color="#1f1f1f"/>
    </style:style>
    <style:style style:name="P31" style:family="paragraph" style:parent-style-name="Standard">
      <style:paragraph-properties style:line-height-at-least="0.503cm"/>
      <style:text-properties fo:color="#6a9955" style:font-name="Consolas" fo:font-size="10.5pt" fo:font-weight="normal" fo:background-color="#1f1f1f"/>
    </style:style>
    <style:style style:name="P32" style:family="paragraph" style:parent-style-name="Standard">
      <style:paragraph-properties style:line-height-at-least="0.503cm"/>
    </style:style>
    <style:style style:name="P33"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style>
    <style:style style:name="T43" style:family="text">
      <style:text-properties fo:color="#b5cea8" style:font-name="Consolas" fo:font-size="10.5pt" fo:font-weight="normal"/>
    </style:style>
    <style:style style:name="T44" style:family="text">
      <style:text-properties fo:color="#a390ff"/>
    </style:style>
    <style:style style:name="T45" style:family="text">
      <style:text-properties fo:color="#a390ff" style:text-underline-style="none" style:font-weight-asian="normal" style:font-weight-complex="normal"/>
    </style:style>
    <style:style style:name="T46" style:family="text">
      <style:text-properties fo:color="#a390ff" style:font-name="Consolas" fo:font-size="10.5pt" fo:font-weight="normal"/>
    </style:style>
    <style:style style:name="T47" style:family="text">
      <style:text-properties fo:color="#cdf861"/>
    </style:style>
    <style:style style:name="T48" style:family="text">
      <style:text-properties fo:color="#cdf861" style:text-underline-style="none" style:font-weight-asian="normal" style:font-weight-complex="normal"/>
    </style:style>
    <style:style style:name="T49" style:family="text">
      <style:text-properties fo:color="#cdf861" style:font-name="Consolas" fo:font-size="10.5pt" fo:font-weight="normal"/>
    </style:style>
    <style:style style:name="T50" style:family="text">
      <style:text-properties fo:color="#86897a"/>
    </style:style>
    <style:style style:name="T51" style:family="text">
      <style:text-properties fo:color="#86897a" style:text-underline-style="none" style:font-weight-asian="normal" style:font-weight-complex="normal"/>
    </style:style>
    <style:style style:name="T52" style:family="text">
      <style:text-properties fo:color="#86897a" style:font-name="Consolas" fo:font-size="10.5pt" fo:font-weight="normal"/>
    </style:style>
    <style:style style:name="T53" style:family="text">
      <style:text-properties fo:color="#cabeff" style:font-name="Consolas" fo:font-size="10.5pt" fo:font-weight="normal"/>
    </style:style>
    <style:style style:name="T54" style:family="text">
      <style:text-properties fo:color="#b3e8b4"/>
    </style:style>
    <style:style style:name="T55" style:family="text">
      <style:text-properties fo:color="#b3e8b4" style:font-name="Consolas" fo:font-size="10.5pt" fo:font-weight="normal"/>
    </style:style>
    <style:style style:name="T56" style:family="text">
      <style:text-properties fo:color="#bfd084"/>
    </style:style>
    <style:style style:name="T57" style:family="text">
      <style:text-properties fo:color="#bfd084" style:font-name="Consolas" fo:font-size="10.5pt" fo:font-weight="normal"/>
    </style:style>
    <style:style style:name="T58" style:family="text">
      <style:text-properties fo:color="#f0f0f0"/>
    </style:style>
    <style:style style:name="T59" style:family="text">
      <style:text-properties fo:color="#f0f0f0" style:font-name="Consolas" fo:font-size="10.5pt" fo:font-weight="normal"/>
    </style:style>
    <style:style style:name="T60" style:family="text">
      <style:text-properties fo:color="#6f6f6f"/>
    </style:style>
    <style:style style:name="T61" style:family="text">
      <style:text-properties fo:color="#6f6f6f" style:font-name="Consolas" fo:font-size="10.5pt" fo:font-weight="normal"/>
    </style:style>
    <style:style style:name="T62" style:family="text">
      <style:text-properties fo:color="#ebebeb"/>
    </style:style>
    <style:style style:name="T63" style:family="text">
      <style:text-properties fo:color="#ebebeb" style:font-name="Consolas" fo:font-size="10.5pt" fo:font-weight="normal"/>
    </style:style>
    <style:style style:name="T64" style:family="text">
      <style:text-properties fo:color="#7ad9fb" style:font-name="Consolas" fo:font-size="10.5pt" fo:font-weight="normal"/>
    </style:style>
    <style:style style:name="T65" style:family="text">
      <style:text-properties fo:font-weight="bold" style:font-weight-asian="bold" style:font-weight-complex="bold"/>
    </style:style>
    <style:style style:name="T66" style:family="text">
      <style:text-properties style:text-underline-style="solid" style:text-underline-width="auto" style:text-underline-color="font-color"/>
    </style:style>
    <style:style style:name="T67" style:family="text">
      <style:text-properties style:font-name="Century Gothic1"/>
    </style:style>
    <style:style style:name="T68" style:family="text">
      <style:text-properties style:font-name="Century Gothic1" fo:font-weight="bold" style:font-weight-asian="bold" style:font-weight-complex="bold"/>
    </style:style>
    <style:style style:name="T69" style:family="text">
      <style:text-properties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4">import</text:span> <text:span text:style-name="T50">{</text:span> <text:span text:style-name="T62">useEffect</text:span><text:span text:style-name="T50">,</text:span> <text:span text:style-name="T62">useState</text:span> <text:span text:style-name="T50">}</text:span> <text:span text:style-name="T44">from</text:span> <text:span text:style-name="T54">"</text:span><text:span text:style-name="T56">react</text:span><text:span text:style-name="T54">"</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4">export</text:span> <text:span text:style-name="T44">default</text:span> <text:span text:style-name="T44">function</text:span> <text:span text:style-name="T47">App</text:span><text:span text:style-name="T50">()</text:span> <text:span text:style-name="T50">{</text:span></text:p>
      <text:p text:style-name="P14">  <text:span text:style-name="T46">const</text:span><text:span text:style-name="T16"> [</text:span><text:span text:style-name="T63">advice</text:span><text:span text:style-name="T52">,</text:span><text:span text:style-name="T16"> </text:span><text:span text:style-name="T49">setAdvice</text:span><text:span text:style-name="T16">] </text:span><text:span text:style-name="T55">=</text:span><text:span text:style-name="T16"> </text:span><text:span text:style-name="T49">useState</text:span><text:span text:style-name="T52">(</text:span><text:span text:style-name="T55">"</text:span><text:span text:style-name="T57">Click to get advice</text:span><text:span text:style-name="T55">"</text:span><text:span text:style-name="T52">)</text:span><text:span text:style-name="T16">;</text:span></text:p>
      <text:p text:style-name="P14">  <text:span text:style-name="T46">const</text:span><text:span text:style-name="T16"> [</text:span><text:span text:style-name="T63">clickCount</text:span><text:span text:style-name="T52">,</text:span><text:span text:style-name="T16"> </text:span><text:span text:style-name="T49">setClickCount</text:span><text:span text:style-name="T16">] </text:span><text:span text:style-name="T55">=</text:span><text:span text:style-name="T16"> </text:span><text:span text:style-name="T49">useState</text:span><text:span text:style-name="T52">(</text:span><text:span text:style-name="T64">0</text:span><text:span text:style-name="T52">)</text:span><text:span text:style-name="T16">;</text:span></text:p>
      <text:p text:style-name="P10"/>
      <text:p text:style-name="P14">  <text:span text:style-name="T61">//we use an async function as we are communicating with the advice api where we will wish</text:span></text:p>
      <text:p text:style-name="P14">  <text:span text:style-name="T61">//to await it's response.</text:span></text:p>
      <text:p text:style-name="P14">  <text:span text:style-name="T46">async</text:span><text:span text:style-name="T16"> </text:span><text:span text:style-name="T46">function</text:span><text:span text:style-name="T16"> </text:span><text:span text:style-name="T49">getAdvice</text:span><text:span text:style-name="T52">()</text:span><text:span text:style-name="T16"> </text:span><text:span text:style-name="T52">{</text:span></text:p>
      <text:p text:style-name="P14">    <text:span text:style-name="T49">setClickCount</text:span><text:span text:style-name="T52">((</text:span><text:span text:style-name="T63">c</text:span><text:span text:style-name="T52">)</text:span><text:span text:style-name="T16"> </text:span><text:span text:style-name="T55">=&gt;</text:span><text:span text:style-name="T16"> </text:span><text:span text:style-name="T63">c</text:span><text:span text:style-name="T16"> </text:span><text:span text:style-name="T55">+</text:span><text:span text:style-name="T16"> </text:span><text:span text:style-name="T64">1</text:span><text:span text:style-name="T52">)</text:span><text:span text:style-name="T16">;</text:span></text:p>
      <text:p text:style-name="P14">    <text:span text:style-name="T46">const</text:span><text:span text:style-name="T16"> </text:span><text:span text:style-name="T63">res</text:span><text:span text:style-name="T16"> </text:span><text:span text:style-name="T55">=</text:span><text:span text:style-name="T16"> </text:span><text:span text:style-name="T46">await</text:span><text:span text:style-name="T16"> </text:span><text:span text:style-name="T46">fetch</text:span><text:span text:style-name="T52">(</text:span><text:span text:style-name="T55">"</text:span><text:span text:style-name="T57">https://api.adviceslip.com/advice</text:span><text:span text:style-name="T55">"</text:span><text:span text:style-name="T52">)</text:span><text:span text:style-name="T16">;</text:span></text:p>
      <text:p text:style-name="P14">    <text:span text:style-name="T46">const</text:span><text:span text:style-name="T16"> </text:span><text:span text:style-name="T63">data</text:span><text:span text:style-name="T16"> </text:span><text:span text:style-name="T55">=</text:span><text:span text:style-name="T16"> </text:span><text:span text:style-name="T46">await</text:span><text:span text:style-name="T16"> </text:span><text:span text:style-name="T63">res</text:span><text:span text:style-name="T52">.</text:span><text:span text:style-name="T49">json</text:span><text:span text:style-name="T52">()</text:span><text:span text:style-name="T16">;</text:span></text:p>
      <text:p text:style-name="P14">    <text:span text:style-name="T49">setAdvice</text:span><text:span text:style-name="T52">(</text:span><text:span text:style-name="T63">data</text:span><text:span text:style-name="T52">.</text:span><text:span text:style-name="T63">slip</text:span><text:span text:style-name="T52">.</text:span><text:span text:style-name="T63">advice</text:span><text:span text:style-name="T52">)</text:span><text:span text:style-name="T16">;</text:span></text:p>
      <text:p text:style-name="P14">  <text:span text:style-name="T52">}</text:span></text:p>
      <text:p text:style-name="P10"/>
      <text:p text:style-name="P14">  <text:span text:style-name="T61">/*useEffect(function () {</text:span></text:p>
      <text:p text:style-name="P15">    <text:span text:style-name="T16">getAdvice();</text:span></text:p>
      <text:p text:style-name="P15">  <text:span text:style-name="T16">}, []);*/</text:span></text:p>
      <text:p text:style-name="P10"/>
      <text:p text:style-name="P14">  <text:span text:style-name="T46">return</text:span><text:span text:style-name="T16"> </text:span><text:span text:style-name="T52">(</text:span></text:p>
      <text:p text:style-name="P14">    <text:span text:style-name="T52">&lt;</text:span><text:span text:style-name="T46">div</text:span><text:span text:style-name="T52">&gt;</text:span></text:p>
      <text:p text:style-name="P14"><text:span text:style-name="T58">      </text:span><text:span text:style-name="T52">&lt;</text:span><text:span text:style-name="T46">h1</text:span><text:span text:style-name="T52">&gt;{</text:span><text:span text:style-name="T63">advice</text:span><text:span text:style-name="T52">}&lt;/</text:span><text:span text:style-name="T46">h1</text:span><text:span text:style-name="T52">&gt;</text:span></text:p>
      <text:p text:style-name="P14"><text:span text:style-name="T58">      </text:span><text:span text:style-name="T52">&lt;</text:span><text:span text:style-name="T46">button</text:span><text:span text:style-name="T59"> </text:span><text:span text:style-name="T53">onClick</text:span><text:span text:style-name="T55">=</text:span><text:span text:style-name="T52">{</text:span><text:span text:style-name="T49">getAdvice</text:span><text:span text:style-name="T52">}&gt;</text:span><text:span text:style-name="T59">Get Advice</text:span><text:span text:style-name="T52">&lt;/</text:span><text:span text:style-name="T46">button</text:span><text:span text:style-name="T52">&gt;</text:span></text:p>
      <text:p text:style-name="P14"><text:span text:style-name="T58">      </text:span><text:span text:style-name="T52">&lt;</text:span><text:span text:style-name="T46">Message</text:span><text:span text:style-name="T59"> </text:span><text:span text:style-name="T53">clickCount</text:span><text:span text:style-name="T55">=</text:span><text:span text:style-name="T52">{</text:span><text:span text:style-name="T63">clickCount</text:span><text:span text:style-name="T52">}</text:span><text:span text:style-name="T59"> </text:span><text:span text:style-name="T52">/&gt;</text:span></text:p>
      <text:p text:style-name="P14"><text:span text:style-name="T58">    </text:span><text:span text:style-name="T52">&lt;/</text:span><text:span text:style-name="T46">div</text:span><text:span text:style-name="T52">&gt;</text:span></text:p>
      <text:p text:style-name="P14">  <text:span text:style-name="T52">)</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4">function</text:span> <text:span text:style-name="T47">Message</text:span><text:span text:style-name="T50">(</text:span><text:span text:style-name="T62">props</text:span><text:span text:style-name="T50">)</text:span> <text:span text:style-name="T50">{</text:span></text:p>
      <text:p text:style-name="P14"><text:soft-page-break/>  <text:span text:style-name="T46">return</text:span><text:span text:style-name="T16"> </text:span><text:span text:style-name="T52">(</text:span></text:p>
      <text:p text:style-name="P14">    <text:span text:style-name="T52">&lt;</text:span><text:span text:style-name="T46">p</text:span><text:span text:style-name="T52">&gt;</text:span></text:p>
      <text:p text:style-name="P14"><text:span text:style-name="T58">      </text:span><text:span text:style-name="T59">Number of clicks is: </text:span><text:span text:style-name="T52">&lt;</text:span><text:span text:style-name="T46">strong</text:span><text:span text:style-name="T52">&gt;{</text:span><text:span text:style-name="T63">props</text:span><text:span text:style-name="T52">.</text:span><text:span text:style-name="T63">clickCount</text:span><text:span text:style-name="T52">}&lt;/</text:span><text:span text:style-name="T46">strong</text:span><text:span text:style-name="T52">&gt;</text:span></text:p>
      <text:p text:style-name="P14"><text:span text:style-name="T58">    </text:span><text:span text:style-name="T52">&lt;/</text:span><text:span text:style-name="T46">p</text:span><text:span text:style-name="T52">&gt;</text:span></text:p>
      <text:p text:style-name="P14">  <text:span text:style-name="T52">)</text:span><text:span text:style-name="T16">;</text:span></text:p>
      <text:p text:style-name="P14">  <text:span text:style-name="T61">//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5"/>
      <text:p text:style-name="P21"><text:span text:style-name="T12">function</text:span><text:span text:style-name="T4"> </text:span><text:span text:style-name="T37">Menu</text:span><text:span text:style-name="T4">() {</text:span></text:p>
      <text:p text:style-name="P23">  <text:span text:style-name="T27">return</text:span><text:span text:style-name="T16"> (</text:span></text:p>
      <text:p text:style-name="P23">    <text:span text:style-name="T7">&lt;</text:span><text:span text:style-name="T10">main</text:span><text:span text:style-name="T16"> </text:span><text:span text:style-name="T18">className</text:span><text:span text:style-name="T32">=</text:span><text:span text:style-name="T22">"menu"</text:span><text:span text:style-name="T7">&gt;</text:span></text:p>
      <text:p text:style-name="P23">      <text:span text:style-name="T7">&lt;</text:span><text:span text:style-name="T10">h2</text:span><text:span text:style-name="T7">&gt;</text:span><text:span text:style-name="T16">Our Menu</text:span><text:span text:style-name="T7">&lt;/</text:span><text:span text:style-name="T10">h2</text:span><text:span text:style-name="T7">&gt;</text:span></text:p>
      <text:p text:style-name="P23">      <text:span text:style-name="T10">{</text:span><text:span text:style-name="T41">/*Now we can place an instance of our Pizza Component in here (ps this is a JSX comment</text:span></text:p>
      <text:p text:style-name="P23"><text:span text:style-name="T40">      </text:span><text:span text:style-name="T41">We're creating key/value pairs that are added to the props argument in their 'constructor'*/</text:span><text:span text:style-name="T10">}</text:span></text:p>
      <text:p text:style-name="P23">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3">12</text:span><text:span text:style-name="T10">}</text:span><text:span text:style-name="T16"> </text:span><text:span text:style-name="T7">/&gt;</text:span></text:p>
      <text:p text:style-name="P23">      <text:span text:style-name="T10">{</text:span><text:span text:style-name="T41">/** We use javascript mode {} to pass in anything that is not a string, from numbers to entire js objects */</text:span><text:span text:style-name="T10">}</text:span></text:p>
      <text:p text:style-name="P23">    <text:span text:style-name="T7">&lt;/</text:span><text:span text:style-name="T10">main</text:span><text:span text:style-name="T7">&gt;</text:span></text:p>
      <text:p text:style-name="P23">  <text:span text:style-name="T16">);</text:span></text:p>
      <text:p text:style-name="P22">}</text:p>
      <text:p text:style-name="P24">//accept the props parameter as an argument and the properties defined by the call to this component 'constructor'</text:p>
      <text:p text:style-name="P22"><text:span text:style-name="T8">function</text:span> <text:span text:style-name="T33">Pizza</text:span>(<text:span text:style-name="T17">props</text:span>) {</text:p>
      <text:p text:style-name="P23">  <text:span text:style-name="T27">return</text:span><text:span text:style-name="T16"> (</text:span></text:p>
      <text:p text:style-name="P23">    <text:span text:style-name="T7">&lt;</text:span><text:span text:style-name="T10">div</text:span><text:span text:style-name="T7">&gt;</text:span></text:p>
      <text:p text:style-name="P23">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3">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3">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3">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3">2</text:span><text:span text:style-name="T10">}</text:span><text:span text:style-name="T7">&lt;/</text:span><text:span text:style-name="T10">span</text:span><text:span text:style-name="T7">&gt;</text:span></text:p>
      <text:p text:style-name="P23">      <text:span text:style-name="T10">{</text:span><text:span text:style-name="T41">/**Because we passed in a number using javascript mode {} above we can use it as a number */</text:span><text:span text:style-name="T10">}</text:span></text:p>
      <text:p text:style-name="P23">    <text:span text:style-name="T7">&lt;/</text:span><text:span text:style-name="T10">div</text:span><text:span text:style-name="T7">&gt;</text:span></text:p>
      <text:p text:style-name="P23">  <text:span text:style-name="T16">);</text:span></text:p>
      <text:p text:style-name="P22">}</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5">function</text:span><text:span text:style-name="T4"> </text:span><text:span text:style-name="T48">App</text:span><text:span text:style-name="T51">()</text:span><text:span text:style-name="T4"> </text:span><text:span text:style-name="T51">{</text:span></text:p>
      <text:p text:style-name="P14">  <text:span text:style-name="T46">return</text:span><text:span text:style-name="T16"> </text:span><text:span text:style-name="T52">(</text:span></text:p>
      <text:p text:style-name="P14">    <text:span text:style-name="T52">&lt;</text:span><text:span text:style-name="T46">div</text:span><text:span text:style-name="T16"> </text:span><text:span text:style-name="T53">className</text:span><text:span text:style-name="T55">="</text:span><text:span text:style-name="T57">card</text:span><text:span text:style-name="T55">"</text:span><text:span text:style-name="T52">&gt;</text:span></text:p>
      <text:p text:style-name="P14"><text:span text:style-name="T58">      </text:span><text:span text:style-name="T52">&lt;</text:span><text:span text:style-name="T46">Avatar</text:span><text:span text:style-name="T59"> </text:span><text:span text:style-name="T52">/&gt;</text:span></text:p>
      <text:p text:style-name="P14"><text:span text:style-name="T58">      </text:span><text:span text:style-name="T52">&lt;</text:span><text:span text:style-name="T46">div</text:span><text:span text:style-name="T59"> </text:span><text:span text:style-name="T53">className</text:span><text:span text:style-name="T55">="</text:span><text:span text:style-name="T57">data</text:span><text:span text:style-name="T55">"</text:span><text:span text:style-name="T52">&gt;</text:span></text:p>
      <text:p text:style-name="P14"><text:span text:style-name="T58">        </text:span><text:span text:style-name="T52">&lt;</text:span><text:span text:style-name="T46">Intro</text:span><text:span text:style-name="T59"> </text:span><text:span text:style-name="T52">/&gt;</text:span></text:p>
      <text:p text:style-name="P14"><text:span text:style-name="T58">        </text:span><text:span text:style-name="T52">{</text:span><text:span text:style-name="T61">/* Should contain one Skill component</text:span></text:p>
      <text:p text:style-name="P15">        <text:span text:style-name="T16">for each web dev skill that you have,</text:span></text:p>
      <text:p text:style-name="P14"><text:span text:style-name="T60">        </text:span><text:span text:style-name="T61">customized with props */</text:span><text:span text:style-name="T52">}</text:span></text:p>
      <text:p text:style-name="P14"><text:span text:style-name="T58">        </text:span><text:span text:style-name="T52">&lt;</text:span><text:span text:style-name="T46">SkillList</text:span><text:span text:style-name="T59"> </text:span><text:span text:style-name="T52">/&gt;</text:span></text:p>
      <text:p text:style-name="P14"><text:span text:style-name="T58">      </text:span><text:span text:style-name="T52">&lt;/</text:span><text:span text:style-name="T46">div</text:span><text:span text:style-name="T52">&gt;</text:span></text:p>
      <text:p text:style-name="P14"><text:span text:style-name="T58">    </text:span><text:span text:style-name="T52">&lt;/</text:span><text:span text:style-name="T46">div</text:span><text:span text:style-name="T52">&gt;</text:span></text:p>
      <text:p text:style-name="P14">  <text:span text:style-name="T52">)</text:span><text:span text:style-name="T16">;</text:span></text:p>
      <text:p text:style-name="P18">}</text:p>
      <text:p text:style-name="P10"/>
      <text:p text:style-name="P12"><text:span text:style-name="T44">function</text:span> <text:span text:style-name="T47">Avatar</text:span><text:span text:style-name="T50">()</text:span> <text:span text:style-name="T50">{</text:span></text:p>
      <text:p text:style-name="P14">  <text:span text:style-name="T46">return</text:span><text:span text:style-name="T16"> </text:span><text:span text:style-name="T52">&lt;</text:span><text:span text:style-name="T46">img</text:span><text:span text:style-name="T16"> </text:span><text:span text:style-name="T53">className</text:span><text:span text:style-name="T55">="</text:span><text:span text:style-name="T57">avatar</text:span><text:span text:style-name="T55">"</text:span><text:span text:style-name="T16"> </text:span><text:span text:style-name="T53">src</text:span><text:span text:style-name="T55">="</text:span><text:span text:style-name="T57">public\selfportrait.jpg</text:span><text:span text:style-name="T55">"</text:span><text:span text:style-name="T16"> </text:span><text:span text:style-name="T52">/&gt;</text:span><text:span text:style-name="T16">;</text:span></text:p>
      <text:p text:style-name="P18">}</text:p>
      <text:p text:style-name="P10"/>
      <text:p text:style-name="P12"><text:span text:style-name="T44">function</text:span> <text:span text:style-name="T47">Intro</text:span><text:span text:style-name="T50">()</text:span> <text:span text:style-name="T50">{</text:span></text:p>
      <text:p text:style-name="P14">  <text:span text:style-name="T46">return</text:span><text:span text:style-name="T16"> </text:span><text:span text:style-name="T52">(</text:span></text:p>
      <text:p text:style-name="P14">    <text:span text:style-name="T52">&lt;</text:span><text:span text:style-name="T46">div</text:span><text:span text:style-name="T52">&gt;</text:span></text:p>
      <text:p text:style-name="P14"><text:span text:style-name="T58">      </text:span><text:span text:style-name="T52">&lt;</text:span><text:span text:style-name="T46">h1</text:span><text:span text:style-name="T52">&gt;</text:span><text:span text:style-name="T59">Gilo does This</text:span><text:span text:style-name="T52">&lt;/</text:span><text:span text:style-name="T46">h1</text:span><text:span text:style-name="T52">&gt;</text:span></text:p>
      <text:p text:style-name="P14"><text:span text:style-name="T58">      </text:span><text:span text:style-name="T52">&lt;</text:span><text:span text:style-name="T46">p</text:span><text:span text:style-name="T52">&gt;</text:span></text:p>
      <text:p text:style-name="P19">        <text:span text:style-name="T16">Just some random blurb to check that this part is working as it should</text:span></text:p>
      <text:p text:style-name="P14"><text:span text:style-name="T58">      </text:span><text:span text:style-name="T52">&lt;/</text:span><text:span text:style-name="T46">p</text:span><text:span text:style-name="T52">&gt;</text:span></text:p>
      <text:p text:style-name="P14"><text:span text:style-name="T58">    </text:span><text:span text:style-name="T52">&lt;/</text:span><text:span text:style-name="T46">div</text:span><text:span text:style-name="T52">&gt;</text:span></text:p>
      <text:p text:style-name="P14">  <text:span text:style-name="T52">)</text:span><text:span text:style-name="T16">;</text:span></text:p>
      <text:p text:style-name="P18">}</text:p>
      <text:p text:style-name="P10"/>
      <text:p text:style-name="P12"><text:span text:style-name="T44">function</text:span> <text:span text:style-name="T47">SkillList</text:span><text:span text:style-name="T50">()</text:span> <text:span text:style-name="T50">{</text:span></text:p>
      <text:p text:style-name="P14">  <text:span text:style-name="T46">return</text:span><text:span text:style-name="T16"> </text:span><text:span text:style-name="T52">(</text:span></text:p>
      <text:p text:style-name="P14">    <text:span text:style-name="T52">&lt;</text:span><text:span text:style-name="T46">div</text:span><text:span text:style-name="T16"> </text:span><text:span text:style-name="T53">className</text:span><text:span text:style-name="T55">="</text:span><text:span text:style-name="T57">skill-list</text:span><text:span text:style-name="T55">"</text:span><text:span text:style-name="T52">&gt;</text:span></text:p>
      <text:p text:style-name="P14"><text:span text:style-name="T58">      </text:span><text:span text:style-name="T52">&lt;</text:span><text:span text:style-name="T46">Skill</text:span><text:span text:style-name="T59"> </text:span><text:span text:style-name="T53">title</text:span><text:span text:style-name="T55">="</text:span><text:span text:style-name="T57">HTML &amp; CSS</text:span><text:span text:style-name="T55">"</text:span><text:span text:style-name="T59"> </text:span><text:span text:style-name="T53">bg</text:span><text:span text:style-name="T55">="</text:span><text:span text:style-name="T57">#00eeff</text:span><text:span text:style-name="T55">"</text:span><text:span text:style-name="T59"> </text:span><text:span text:style-name="T52">/&gt;</text:span></text:p>
      <text:p text:style-name="P14"><text:span text:style-name="T58">      </text:span><text:span text:style-name="T52">&lt;</text:span><text:span text:style-name="T46">Skill</text:span><text:span text:style-name="T59"> </text:span><text:span text:style-name="T53">title</text:span><text:span text:style-name="T55">="</text:span><text:span text:style-name="T57">JavaScript</text:span><text:span text:style-name="T55">"</text:span><text:span text:style-name="T59"> </text:span><text:span text:style-name="T53">bg</text:span><text:span text:style-name="T55">="</text:span><text:span text:style-name="T57">#ee00ff</text:span><text:span text:style-name="T55">"</text:span><text:span text:style-name="T59"> </text:span><text:span text:style-name="T52">/&gt;</text:span></text:p>
      <text:p text:style-name="P14"><text:span text:style-name="T58">      </text:span><text:span text:style-name="T52">&lt;</text:span><text:span text:style-name="T46">Skill</text:span><text:span text:style-name="T59"> </text:span><text:span text:style-name="T53">title</text:span><text:span text:style-name="T55">="</text:span><text:span text:style-name="T57">C++</text:span><text:span text:style-name="T55">"</text:span><text:span text:style-name="T59"> </text:span><text:span text:style-name="T53">bg</text:span><text:span text:style-name="T55">="</text:span><text:span text:style-name="T57">blue</text:span><text:span text:style-name="T55">"</text:span><text:span text:style-name="T59"> </text:span><text:span text:style-name="T52">/&gt;</text:span></text:p>
      <text:p text:style-name="P14"><text:span text:style-name="T58">      </text:span><text:span text:style-name="T52">&lt;</text:span><text:span text:style-name="T46">Skill</text:span><text:span text:style-name="T59"> </text:span><text:span text:style-name="T53">title</text:span><text:span text:style-name="T55">="</text:span><text:span text:style-name="T57">C#</text:span><text:span text:style-name="T55">"</text:span><text:span text:style-name="T59"> </text:span><text:span text:style-name="T53">bg</text:span><text:span text:style-name="T55">="</text:span><text:span text:style-name="T57">red</text:span><text:span text:style-name="T55">"</text:span><text:span text:style-name="T59"> </text:span><text:span text:style-name="T52">/&gt;</text:span></text:p>
      <text:p text:style-name="P14"><text:span text:style-name="T58">    </text:span><text:span text:style-name="T52">&lt;/</text:span><text:span text:style-name="T46">div</text:span><text:span text:style-name="T52">&gt;</text:span></text:p>
      <text:p text:style-name="P14">  <text:span text:style-name="T52">)</text:span><text:span text:style-name="T16">;</text:span></text:p>
      <text:p text:style-name="P18"><text:soft-page-break/>}</text:p>
      <text:p text:style-name="P10"/>
      <text:p text:style-name="P12"><text:span text:style-name="T44">function</text:span> <text:span text:style-name="T47">Skill</text:span><text:span text:style-name="T50">(</text:span><text:span text:style-name="T62">props</text:span><text:span text:style-name="T50">)</text:span> <text:span text:style-name="T50">{</text:span></text:p>
      <text:p text:style-name="P14">  <text:span text:style-name="T46">return</text:span><text:span text:style-name="T16"> </text:span><text:span text:style-name="T52">(</text:span></text:p>
      <text:p text:style-name="P14">    <text:span text:style-name="T52">&lt;</text:span><text:span text:style-name="T46">p</text:span><text:span text:style-name="T16"> </text:span><text:span text:style-name="T53">className</text:span><text:span text:style-name="T55">="</text:span><text:span text:style-name="T57">skill</text:span><text:span text:style-name="T55">"</text:span><text:span text:style-name="T16"> </text:span><text:span text:style-name="T53">style</text:span><text:span text:style-name="T55">=</text:span><text:span text:style-name="T52">{{</text:span><text:span text:style-name="T59"> </text:span><text:span text:style-name="T63">backgroundColor</text:span><text:span text:style-name="T52">:</text:span><text:span text:style-name="T59"> </text:span><text:span text:style-name="T63">props</text:span><text:span text:style-name="T52">.</text:span><text:span text:style-name="T63">bg</text:span><text:span text:style-name="T59"> </text:span><text:span text:style-name="T52">}}&gt;</text:span></text:p>
      <text:p text:style-name="P14"><text:span text:style-name="T58">      </text:span><text:span text:style-name="T52">{</text:span><text:span text:style-name="T63">props</text:span><text:span text:style-name="T52">.</text:span><text:span text:style-name="T63">title</text:span><text:span text:style-name="T52">}</text:span></text:p>
      <text:p text:style-name="P14"><text:span text:style-name="T58">    </text:span><text:span text:style-name="T52">&lt;/</text:span><text:span text:style-name="T46">p</text:span><text:span text:style-name="T52">&gt;</text:span></text:p>
      <text:p text:style-name="P14">  <text:span text:style-name="T52">)</text:span><text:span text:style-name="T16">;</text:span></text:p>
      <text:p text:style-name="P18">}</text:p>
      <text:p text:style-name="P10"/>
      <text:p text:style-name="P12"><text:span text:style-name="T44">const</text:span> <text:span text:style-name="T62">rootElement</text:span> <text:span text:style-name="T54">=</text:span> <text:span text:style-name="T62">document</text:span><text:span text:style-name="T50">.</text:span><text:span text:style-name="T47">getElementById</text:span><text:span text:style-name="T50">(</text:span><text:span text:style-name="T54">"</text:span><text:span text:style-name="T56">root</text:span><text:span text:style-name="T54">"</text:span><text:span text:style-name="T50">)</text:span>;</text:p>
      <text:p text:style-name="P12"><text:span text:style-name="T44">const</text:span> <text:span text:style-name="T62">root</text:span> <text:span text:style-name="T54">=</text:span> <text:span text:style-name="T47">createRoot</text:span><text:span text:style-name="T50">(</text:span><text:span text:style-name="T62">rootElement</text:span><text:span text:style-name="T50">)</text:span>;</text:p>
      <text:p text:style-name="P10"/>
      <text:p text:style-name="P12"><text:span text:style-name="T62">root</text:span><text:span text:style-name="T50">.</text:span><text:span text:style-name="T47">render</text:span><text:span text:style-name="T50">(</text:span></text:p>
      <text:p text:style-name="P14">  <text:span text:style-name="T52">&lt;</text:span><text:span text:style-name="T46">StrictMode</text:span><text:span text:style-name="T52">&gt;</text:span></text:p>
      <text:p text:style-name="P14"><text:span text:style-name="T58">    </text:span><text:span text:style-name="T52">&lt;</text:span><text:span text:style-name="T46">App</text:span><text:span text:style-name="T59"> </text:span><text:span text:style-name="T52">/&gt;</text:span></text:p>
      <text:p text:style-name="P14"><text:span text:style-name="T58">  </text:span><text:span text:style-name="T52">&lt;/</text:span><text:span text:style-name="T46">StrictMode</text:span><text:span text:style-name="T52">&gt;</text:span></text:p>
      <text:p text:style-name="P12"><text:span text:style-name="T50">)</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5">component</text:span> is 'blueprint' or 'template' that describes a piece of a UI and returns an (react) element. Due to this each time you add a component element to the component tree it is an <text:span text:style-name="T65">instance</text:span> which holds it's own state and props and has it's own life-cycle. When each instance is created with the &lt;ComponentName /&gt; declaration, behind the scenes the JSX that is returned is converted to a jSX <text:span text:style-name="T65">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5519097669010973444" text:style-name="L1">
        <text:list-item>
          <text:p text:style-name="P27">perform network requests</text:p>
        </text:list-item>
        <text:list-item>
          <text:p text:style-name="P27">use timers (such as setInterval()</text:p>
        </text:list-item>
        <text:list-item>
          <text:p text:style-name="P27">mutate objects or variables outside of the components scope</text:p>
        </text:list-item>
        <text:list-item>
          <text:p text:style-name="P27">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3">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66">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0">//Now we have made the watched list persistent we pass a function into useState to collect on initial render</text:p>
      <text:p text:style-name="P9">  <text:span text:style-name="T10">const</text:span><text:span text:style-name="T16"> [</text:span><text:span text:style-name="T30">watched</text:span><text:span text:style-name="T16">, </text:span><text:span text:style-name="T35">setWatched</text:span><text:span text:style-name="T16">] </text:span><text:span text:style-name="T32">=</text:span><text:span text:style-name="T16"> </text:span><text:span text:style-name="T35">useState</text:span><text:span text:style-name="T16">(</text:span><text:span text:style-name="T10">function</text:span><text:span text:style-name="T16"> () {</text:span></text:p>
      <text:p text:style-name="P9">    <text:span text:style-name="T41">//be aware that I had to run this page with the effect once before this worked so </text:span><text:soft-page-break/><text:span text:style-name="T41">added the try-catch</text:span></text:p>
      <text:p text:style-name="P9">    <text:span text:style-name="T10">let</text:span><text:span text:style-name="T16"> </text:span><text:span text:style-name="T18">storedList</text:span><text:span text:style-name="T16">;</text:span></text:p>
      <text:p text:style-name="P9">    <text:span text:style-name="T27">try</text:span><text:span text:style-name="T16"> {</text:span></text:p>
      <text:p text:style-name="P9">      <text:span text:style-name="T41">//catch a SecurityError if thrown by getItem()</text:span></text:p>
      <text:p text:style-name="P9">      <text:span text:style-name="T18">storedList</text:span><text:span text:style-name="T16"> </text:span><text:span text:style-name="T32">=</text:span><text:span text:style-name="T16"> </text:span><text:span text:style-name="T18">localStorage</text:span><text:span text:style-name="T16">.</text:span><text:span text:style-name="T35">getItem</text:span><text:span text:style-name="T16">(</text:span><text:span text:style-name="T22">'watchedMoviesList'</text:span><text:span text:style-name="T16">);</text:span></text:p>
      <text:p text:style-name="P9">      <text:span text:style-name="T41">//if storedList is undefined also throw an error</text:span></text:p>
      <text:p text:style-name="P9">      <text:span text:style-name="T27">if</text:span><text:span text:style-name="T16"> (</text:span><text:span text:style-name="T32">!</text:span><text:span text:style-name="T18">storedList</text:span><text:span text:style-name="T16">) </text:span><text:span text:style-name="T27">throw</text:span><text:span text:style-name="T16"> </text:span><text:span text:style-name="T10">new</text:span><text:span text:style-name="T16"> </text:span><text:span text:style-name="T38">ReferenceError</text:span><text:span text:style-name="T16">(</text:span><text:span text:style-name="T22">'No Locally Stored Watch List'</text:span><text:span text:style-name="T16">);</text:span></text:p>
      <text:p text:style-name="P9">    <text:span text:style-name="T16">} </text:span><text:span text:style-name="T27">catch</text:span><text:span text:style-name="T16"> (</text:span><text:span text:style-name="T18">error</text:span><text:span text:style-name="T16">) {</text:span></text:p>
      <text:p text:style-name="P9">      <text:span text:style-name="T41">//if there's been an error watched is simply set to an empty array (to avoid errors further down the tree)</text:span></text:p>
      <text:p text:style-name="P9">      <text:span text:style-name="T35">alert</text:span><text:span text:style-name="T16">(</text:span></text:p>
      <text:p text:style-name="P9">        <text:span text:style-name="T22">'Something went wrong whilst collecting your watched list, please ensure that local storage is allowed'</text:span></text:p>
      <text:p text:style-name="P9">      <text:span text:style-name="T16">);</text:span></text:p>
      <text:p text:style-name="P9">      <text:span text:style-name="T27">return</text:span><text:span text:style-name="T16"> [];</text:span></text:p>
      <text:p text:style-name="P9">    <text:span text:style-name="T16">}</text:span></text:p>
      <text:p text:style-name="P10"/>
      <text:p text:style-name="P9">    <text:span text:style-name="T27">return</text:span><text:span text:style-name="T16"> </text:span><text:span text:style-name="T18">JSON</text:span><text:span text:style-name="T16">.</text:span><text:span text:style-name="T35">parse</text:span><text:span text:style-name="T16">(</text:span><text:span text:style-name="T18">storedList</text:span><text:span text:style-name="T16">);</text:span></text:p>
      <text:p text:style-name="P9">  <text:span text:style-name="T16">});</text:span></text:p>
      <text:p text:style-name="P4"/>
      <text:p text:style-name="P4">...and then the effect to keep it all sync'd when adding/removing -</text:p>
      <text:p text:style-name="P20">//OK, at last, let's make this persistent. It would be possible to put these calls to store locally</text:p>
      <text:p text:style-name="P9">  <text:span text:style-name="T41">//in the add/delete event handlers but of course our state will not be updated at that point due to</text:span></text:p>
      <text:p text:style-name="P9">  <text:span text:style-name="T41">//the asynchronous character of state (remember about stale state etc from earlier) and so we'll put</text:span></text:p>
      <text:p text:style-name="P9">  <text:span text:style-name="T41">//it in an effect that listens for changes to the watched list</text:span></text:p>
      <text:p text:style-name="P9">  <text:span text:style-name="T35">useEffect</text:span><text:span text:style-name="T16">(</text:span></text:p>
      <text:p text:style-name="P9">    <text:span text:style-name="T10">function</text:span><text:span text:style-name="T16"> () {</text:span></text:p>
      <text:p text:style-name="P9">      <text:span text:style-name="T18">localStorage</text:span><text:span text:style-name="T16">.</text:span><text:span text:style-name="T35">setItem</text:span><text:span text:style-name="T16">(</text:span><text:span text:style-name="T22">'watchedMoviesList'</text:span><text:span text:style-name="T16">, </text:span><text:span text:style-name="T18">JSON</text:span><text:span text:style-name="T16">.</text:span><text:span text:style-name="T35">stringify</text:span><text:span text:style-name="T16">(</text:span><text:span text:style-name="T30">watched</text:span><text:span text:style-name="T16">));</text:span></text:p>
      <text:p text:style-name="P9">    <text:span text:style-name="T16">},</text:span></text:p>
      <text:p text:style-name="P9">    <text:span text:style-name="T16">[</text:span><text:span text:style-name="T30">watched</text:span><text:span text:style-name="T16">]</text:span></text:p>
      <text:p text:style-name="P9">  <text:span text:style-name="T16">);</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1">Useful Resources for Part 3</text:p>
      <text:p text:style-name="P4"/>
      <text:p text:style-name="Text_20_body">Here are some <text:span text:style-name="Strong_20_Emphasis">high-quality resources</text:span> that you might find helpful while studying this Part 3. (The list follows the order of sections in this part)</text:p>
      <text:p text:style-name="Text_20_body"><text:span text:style-name="Strong_20_Emphasis"><text:span text:style-name="Emphasis">These resources are 100% optional, but might give you additional insights or provide ever deeper dives into some topics.</text:span></text:span></text:p>
      <text:p text:style-name="Text_20_body">? <text:a xlink:type="simple" xlink:href="https://alexkondov.com/tao-of-react/?ref=jonas.io" office:target-frame-name="_blank" xlink:show="new" text:style-name="Internet_20_link" text:visited-style-name="Visited_20_Internet_20_Link">Tao of React - Software Design, Architecture &amp; Best Practices</text:a></text:p>
      <text:p text:style-name="Text_20_body"><text:soft-page-break/>? <text:a xlink:type="simple" xlink:href="https://frontendmastery.com/posts/the-new-wave-of-react-state-management/?ref=jonas.io" office:target-frame-name="_blank" xlink:show="new" text:style-name="Internet_20_link" text:visited-style-name="Visited_20_Internet_20_Link">The new wave of React state management</text:a> (Excellent read!)</text:p>
      <text:p text:style-name="Text_20_body">? <text:a xlink:type="simple" xlink:href="https://alexsidorenko.com/blog/react-render-usememo?ref=jonas.io" office:target-frame-name="_blank" xlink:show="new" text:style-name="Internet_20_link" text:visited-style-name="Visited_20_Internet_20_Link">A Visual Guide to React Rendering - useMemo</text:a></text:p>
      <text:p text:style-name="Text_20_body">? <text:a xlink:type="simple" xlink:href="https://overreacted.io/react-as-a-ui-runtime/?ref=jonas.io" office:target-frame-name="_blank" xlink:show="new" text:style-name="Internet_20_link" text:visited-style-name="Visited_20_Internet_20_Link">React as a UI Runtime</text:a> (By Dan Abramov from the React team)</text:p>
      <text:p text:style-name="Text_20_body">? <text:a xlink:type="simple" xlink:href="https://react.dev/learn/you-might-not-need-an-effect?ref=jonas.io" office:target-frame-name="_blank" xlink:show="new" text:style-name="Internet_20_link" text:visited-style-name="Visited_20_Internet_20_Link">You Might Not Need an Effect</text:a> (Official React docs)</text:p>
      <text:p text:style-name="Text_20_body">? <text:a xlink:type="simple" xlink:href="https://overreacted.io/a-complete-guide-to-useeffect/?ref=jonas.io" office:target-frame-name="_blank" xlink:show="new" text:style-name="Internet_20_link" text:visited-style-name="Visited_20_Internet_20_Link">A Complete Guide to useEffect</text:a> (By Dan Abramov)</text:p>
      <text:p text:style-name="Text_20_body">? <text:a xlink:type="simple" xlink:href="https://blog.thoughtspile.tech/2021/11/15/unintentional-layout-effect/?ref=jonas.io" office:target-frame-name="_blank" xlink:show="new" text:style-name="Internet_20_link" text:visited-style-name="Visited_20_Internet_20_Link">useEffect sometimes fires before paint</text:a></text:p>
      <text:p text:style-name="Text_20_body">? <text:a xlink:type="simple" xlink:href="https://overreacted.io/making-setinterval-declarative-with-react-hooks/?ref=jonas.io" office:target-frame-name="_blank" xlink:show="new" text:style-name="Internet_20_link" text:visited-style-name="Visited_20_Internet_20_Link">Making setInterval Declarative with React Hooks</text:a> (By Dan Abramov)</text:p>
      <text:p text:style-name="Text_20_body">? <text:a xlink:type="simple" xlink:href="https://blog.isquaredsoftware.com/2018/03/redux-not-dead-yet/?ref=jonas.io" office:target-frame-name="_blank" xlink:show="new" text:style-name="Internet_20_link" text:visited-style-name="Visited_20_Internet_20_Link">Redux - Not Dead Yet!</text:a> (By Mark Erikson from the Redux team)</text:p>
      <text:p text:style-name="Text_20_body">? <text:a xlink:type="simple" xlink:href="https://blog.isquaredsoftware.com/2021/01/context-redux-differences/" office:target-frame-name="_blank" xlink:show="new" text:style-name="Internet_20_link" text:visited-style-name="Visited_20_Internet_20_Link">Why React Context is Not a "State Management" Tool</text:a> (By Mark Erikson)</text:p>
      <text:p text:style-name="Text_20_body"/>
      <text:p text:style-name="Text_20_body"><text:span text:style-name="Strong_20_Emphasis">Library documentation:</text:span></text:p>
      <text:p text:style-name="Text_20_body">? <text:a xlink:type="simple" xlink:href="https://vitejs.dev/guide/why.html" office:target-frame-name="_blank" xlink:show="new" text:style-name="Internet_20_link" text:visited-style-name="Visited_20_Internet_20_Link">Vite</text:a> (Why Vite is so fast)</text:p>
      <text:p text:style-name="Text_20_body">? <text:a xlink:type="simple" xlink:href="https://github.com/css-modules/css-modules" office:target-frame-name="_blank" xlink:show="new" text:style-name="Internet_20_link" text:visited-style-name="Visited_20_Internet_20_Link">CSS Modules</text:a></text:p>
      <text:p text:style-name="Text_20_body">? <text:a xlink:type="simple" xlink:href="https://reactrouter.com/en/main?ref=jonas.io" office:target-frame-name="_blank" xlink:show="new" text:style-name="Internet_20_link" text:visited-style-name="Visited_20_Internet_20_Link">React Router</text:a></text:p>
      <text:p text:style-name="Text_20_body">? <text:a xlink:type="simple" xlink:href="https://react-leaflet.js.org/docs/start-installation/?ref=jonas.io" office:target-frame-name="_blank" xlink:show="new" text:style-name="Internet_20_link" text:visited-style-name="Visited_20_Internet_20_Link">React Leaflet: Installation</text:a></text:p>
      <text:p text:style-name="Text_20_body">? <text:a xlink:type="simple" xlink:href="https://redux.js.org/style-guide/?ref=jonas.io" office:target-frame-name="_blank" xlink:show="new" text:style-name="Internet_20_link" text:visited-style-name="Visited_20_Internet_20_Link">Redux: Style Guide</text:a> (A must-read for Redux users!)</text:p>
      <text:p text:style-name="Text_20_body">? <text:a xlink:type="simple" xlink:href="https://redux-toolkit.js.org/tutorials/overview?ref=jonas.io" office:target-frame-name="_blank" xlink:show="new" text:style-name="Internet_20_link" text:visited-style-name="Visited_20_Internet_20_Link">Redux Toolkit</text:a></text:p>
      <text:p text:style-name="Text_20_body">? <text:a xlink:type="simple" xlink:href="https://react-redux.js.org/api/hooks?ref=jonas.io" office:target-frame-name="_blank" xlink:show="new" text:style-name="Internet_20_link" text:visited-style-name="Visited_20_Internet_20_Link">React Redux</text:a></text:p>
      <text:p text:style-name="P4"/>
      <text:p text:style-name="P1">useReducer Hook and how to use it</text:p>
      <text:p text:style-name="P1"><text:span text:style-name="T3"/></text:p>
      <text:p text:style-name="Standard"><text:span text:style-name="T3">useReducer is another form of state management which works to abstract the functionality of changing state. To use this hook we provide an array with the state variable and the dispatch function eg </text:span><text:span text:style-name="code_20_snippet">[count, dispatch] = useReducer(reducer, 0)</text:span><text:span text:style-name="code_20_snippet"><text:span text:style-name="T67">where reducer is a </text:span></text:span><text:span text:style-name="code_20_snippet"><text:span text:style-name="T68">pure function</text:span></text:span><text:span text:style-name="code_20_snippet"><text:span text:style-name="T67"> that is called via dispatch, and 0 is the initial state. The dispatch method (here called reducer) recieves two arguments called 'state' which is the current state, and 'action' which is the action sent via calling dispatch. The standard way to use dispatch is to send an object as the action with the format </text:span></text:span><text:span text:style-name="code_20_snippet">{type: 'action-name', payload: action-value}</text:span><text:span text:style-name="code_20_snippet"><text:span text:style-name="T67">. Let's give an example where we have a counter and we want to add 1 to the current state -</text:span></text:span></text:p>
      <text:p text:style-name="Standard"><text:span text:style-name="code_20_snippet"/></text:p>
      <text:p text:style-name="Standard"><text:span text:style-name="code_20_snippet">function reducer(state, action){</text:span></text:p>
      <text:p text:style-name="Standard"><text:span text:style-name="code_20_snippet"><text:tab/>if(action.type === 'increment') return state + action.payload;</text:span></text:p>
      <text:p text:style-name="Standard"><text:span text:style-name="code_20_snippet">}</text:span></text:p>
      <text:p text:style-name="Standard"><text:span text:style-name="code_20_snippet"/></text:p>
      <text:p text:style-name="Standard">then define the reducer state...</text:p>
      <text:p text:style-name="Standard"/>
      <text:p text:style-name="Standard"><text:span text:style-name="code_20_snippet">const [count, dispatch] = useReducer(reducer, 0);</text:span></text:p>
      <text:p text:style-name="Standard"><text:span text:style-name="code_20_snippet"/></text:p>
      <text:p text:style-name="Standard">and finally add 1 by calling dispatch and passing 1 as the action</text:p>
      <text:p text:style-name="Standard"/>
      <text:p text:style-name="Standard"><text:soft-page-break/><text:span text:style-name="code_20_snippet">dispatch({type: 'increment', payload: 1});</text:span></text:p>
      <text:p text:style-name="Standard"/>
      <text:p text:style-name="Standard">The use of this hook helps to centralise the state logic and allows us to manage several different state variables in one place, which we can think of as <text:span text:style-name="T65">decoupling state logic from a component.</text:span> Here is the example where we replaced the standard date counter (which has 2 useStates) with a new one that uses useReducer</text:p>
      <text:p text:style-name="P31">//first I'll put the initial state object globally so it can be used for the reset functionality</text:p>
      <text:p text:style-name="P5"><text:span text:style-name="T8">const</text:span> <text:span text:style-name="T29">initialState</text:span> <text:span text:style-name="T31">=</text:span> { <text:span text:style-name="T17">count:</text:span> <text:span text:style-name="T42">0</text:span>, <text:span text:style-name="T17">step:</text:span> <text:span text:style-name="T42">1</text:span> };</text:p>
      <text:p text:style-name="P31">//Next we'll define our reducer function which receives the current state and action objects</text:p>
      <text:p text:style-name="P5"><text:span text:style-name="T8">function</text:span> <text:span text:style-name="T33">reducer</text:span>(<text:span text:style-name="T17">state</text:span>, <text:span text:style-name="T17">action</text:span>) {</text:p>
      <text:p text:style-name="P9">  <text:span text:style-name="T41">//in here we define the switch statement so we can call different types of behaviour</text:span></text:p>
      <text:p text:style-name="P9">  <text:span text:style-name="T41">//remember that the state arg is the current state (which in this is an object with count and step defined)</text:span></text:p>
      <text:p text:style-name="P9">  <text:span text:style-name="T41">//the action arg is the object passed in by calls to dispatch() (which in this case is set to this function)</text:span></text:p>
      <text:p text:style-name="P9">  <text:span text:style-name="T27">switch</text:span><text:span text:style-name="T16"> (</text:span><text:span text:style-name="T18">action</text:span><text:span text:style-name="T16">.</text:span><text:span text:style-name="T18">type</text:span><text:span text:style-name="T16">) {</text:span></text:p>
      <text:p text:style-name="P9">    <text:span text:style-name="T27">case</text:span><text:span text:style-name="T16"> </text:span><text:span text:style-name="T22">'increment'</text:span><text:span text:style-name="T16">:</text:span></text:p>
      <text:p text:style-name="P9">      <text:span text:style-name="T27">return</text:span><text:span text:style-name="T16"> { </text:span><text:span text:style-name="T32">...</text:span><text:span text:style-name="T18">state</text:span><text:span text:style-name="T16">, </text:span><text:span text:style-name="T18">count:</text:span><text:span text:style-name="T16"> </text:span><text:span text:style-name="T18">state</text:span><text:span text:style-name="T16">.</text:span><text:span text:style-name="T18">count</text:span><text:span text:style-name="T16"> </text:span><text:span text:style-name="T32">+</text:span><text:span text:style-name="T16"> </text:span><text:span text:style-name="T18">state</text:span><text:span text:style-name="T16">.</text:span><text:span text:style-name="T18">step</text:span><text:span text:style-name="T16"> };</text:span></text:p>
      <text:p text:style-name="P9">    <text:span text:style-name="T27">case</text:span><text:span text:style-name="T16"> </text:span><text:span text:style-name="T22">'decrement'</text:span><text:span text:style-name="T16">:</text:span></text:p>
      <text:p text:style-name="P9">      <text:span text:style-name="T27">return</text:span><text:span text:style-name="T16"> { </text:span><text:span text:style-name="T32">...</text:span><text:span text:style-name="T18">state</text:span><text:span text:style-name="T16">, </text:span><text:span text:style-name="T18">count:</text:span><text:span text:style-name="T16"> </text:span><text:span text:style-name="T18">state</text:span><text:span text:style-name="T16">.</text:span><text:span text:style-name="T18">count</text:span><text:span text:style-name="T16"> </text:span><text:span text:style-name="T32">-</text:span><text:span text:style-name="T16"> </text:span><text:span text:style-name="T18">state</text:span><text:span text:style-name="T16">.</text:span><text:span text:style-name="T18">step</text:span><text:span text:style-name="T16"> };</text:span></text:p>
      <text:p text:style-name="P9">    <text:span text:style-name="T27">case</text:span><text:span text:style-name="T16"> </text:span><text:span text:style-name="T22">'setCount'</text:span><text:span text:style-name="T16">:</text:span></text:p>
      <text:p text:style-name="P9">      <text:span text:style-name="T27">return</text:span><text:span text:style-name="T16"> { </text:span><text:span text:style-name="T32">...</text:span><text:span text:style-name="T18">state</text:span><text:span text:style-name="T16">, </text:span><text:span text:style-name="T18">count:</text:span><text:span text:style-name="T16"> </text:span><text:span text:style-name="T18">action</text:span><text:span text:style-name="T16">.</text:span><text:span text:style-name="T18">payload</text:span><text:span text:style-name="T16"> };</text:span></text:p>
      <text:p text:style-name="P9">    <text:span text:style-name="T27">case</text:span><text:span text:style-name="T16"> </text:span><text:span text:style-name="T22">'setStep'</text:span><text:span text:style-name="T16">:</text:span></text:p>
      <text:p text:style-name="P9">      <text:span text:style-name="T27">return</text:span><text:span text:style-name="T16"> { </text:span><text:span text:style-name="T32">...</text:span><text:span text:style-name="T18">state</text:span><text:span text:style-name="T16">, </text:span><text:span text:style-name="T18">step:</text:span><text:span text:style-name="T16"> </text:span><text:span text:style-name="T18">action</text:span><text:span text:style-name="T16">.</text:span><text:span text:style-name="T18">payload</text:span><text:span text:style-name="T16"> };</text:span></text:p>
      <text:p text:style-name="P9">    <text:span text:style-name="T27">case</text:span><text:span text:style-name="T16"> </text:span><text:span text:style-name="T22">'reset'</text:span><text:span text:style-name="T16">:</text:span></text:p>
      <text:p text:style-name="P9">      <text:span text:style-name="T27">return</text:span><text:span text:style-name="T16"> </text:span><text:span text:style-name="T30">initialState</text:span><text:span text:style-name="T16">;</text:span></text:p>
      <text:p text:style-name="P9">    <text:span text:style-name="T27">default</text:span><text:span text:style-name="T16">:</text:span></text:p>
      <text:p text:style-name="P9">      <text:span text:style-name="T27">throw</text:span><text:span text:style-name="T16"> </text:span><text:span text:style-name="T10">new</text:span><text:span text:style-name="T16"> </text:span><text:span text:style-name="T38">Error</text:span><text:span text:style-name="T16">(</text:span><text:span text:style-name="T22">'Reducer does not recognise the action type'</text:span><text:span text:style-name="T16">);</text:span></text:p>
      <text:p text:style-name="P9">  <text:span text:style-name="T16">}</text:span></text:p>
      <text:p text:style-name="P5">}</text:p>
      <text:p text:style-name="P10"/>
      <text:p text:style-name="P5"><text:span text:style-name="T25">export</text:span> <text:span text:style-name="T25">default</text:span> <text:span text:style-name="T8">function</text:span> <text:span text:style-name="T33">DateCounterReducer</text:span>() {</text:p>
      <text:p text:style-name="P9">  <text:span text:style-name="T41">//combining the step and the count into one piece of state</text:span></text:p>
      <text:p text:style-name="P9">  <text:span text:style-name="T10">const</text:span><text:span text:style-name="T16"> [</text:span><text:span text:style-name="T30">stepCount</text:span><text:span text:style-name="T16">, </text:span><text:span text:style-name="T35">dispatch</text:span><text:span text:style-name="T16">] </text:span><text:span text:style-name="T32">=</text:span><text:span text:style-name="T16"> </text:span><text:span text:style-name="T35">useReducer</text:span><text:span text:style-name="T16">(</text:span><text:span text:style-name="T35">reducer</text:span><text:span text:style-name="T16">, </text:span><text:span text:style-name="T30">initialState</text:span><text:span text:style-name="T16">);</text:span></text:p>
      <text:p text:style-name="P9">  <text:span text:style-name="T41">//and then destructuring that combined state for use in the component</text:span></text:p>
      <text:p text:style-name="P9">  <text:span text:style-name="T10">const</text:span><text:span text:style-name="T16"> { </text:span><text:span text:style-name="T30">count</text:span><text:span text:style-name="T16">, </text:span><text:span text:style-name="T30">step</text:span><text:span text:style-name="T16"> } </text:span><text:span text:style-name="T32">=</text:span><text:span text:style-name="T16"> </text:span><text:span text:style-name="T30">stepCount</text:span><text:span text:style-name="T16">;</text:span></text:p>
      <text:p text:style-name="P10"/>
      <text:p text:style-name="P9">  <text:span text:style-name="T41">// This mutates the date object.</text:span></text:p>
      <text:p text:style-name="P9">  <text:span text:style-name="T10">const</text:span><text:span text:style-name="T16"> </text:span><text:span text:style-name="T30">date</text:span><text:span text:style-name="T16"> </text:span><text:span text:style-name="T32">=</text:span><text:span text:style-name="T16"> </text:span><text:span text:style-name="T10">new</text:span><text:span text:style-name="T16"> </text:span><text:span text:style-name="T38">Date</text:span><text:span text:style-name="T16">(</text:span><text:span text:style-name="T22">'june 21 2027'</text:span><text:span text:style-name="T16">);</text:span></text:p>
      <text:p text:style-name="P9">  <text:span text:style-name="T30">date</text:span><text:span text:style-name="T16">.</text:span><text:span text:style-name="T35">setDate</text:span><text:span text:style-name="T16">(</text:span><text:span text:style-name="T30">date</text:span><text:span text:style-name="T16">.</text:span><text:span text:style-name="T35">getDate</text:span><text:span text:style-name="T16">() </text:span><text:span text:style-name="T32">+</text:span><text:span text:style-name="T16"> </text:span><text:span text:style-name="T30">count</text:span><text:span text:style-name="T16">);</text:span></text:p>
      <text:p text:style-name="P10"/>
      <text:p text:style-name="P9">  <text:span text:style-name="T10">const</text:span><text:span text:style-name="T16"> </text:span><text:span text:style-name="T35">inc</text:span><text:span text:style-name="T16"> </text:span><text:span text:style-name="T32">=</text:span><text:span text:style-name="T16"> </text:span><text:span text:style-name="T10">function</text:span><text:span text:style-name="T16"> () {</text:span></text:p>
      <text:p text:style-name="P9">    <text:span text:style-name="T35">dispatch</text:span><text:span text:style-name="T16">({ </text:span><text:span text:style-name="T18">type:</text:span><text:span text:style-name="T16"> </text:span><text:span text:style-name="T22">'increment'</text:span><text:span text:style-name="T16"> });</text:span></text:p>
      <text:p text:style-name="P9">  <text:span text:style-name="T16">};</text:span></text:p>
      <text:p text:style-name="P10"/>
      <text:p text:style-name="P9"><text:soft-page-break/>  <text:span text:style-name="T10">const</text:span><text:span text:style-name="T16"> </text:span><text:span text:style-name="T35">dec</text:span><text:span text:style-name="T16"> </text:span><text:span text:style-name="T32">=</text:span><text:span text:style-name="T16"> </text:span><text:span text:style-name="T10">function</text:span><text:span text:style-name="T16"> () {</text:span></text:p>
      <text:p text:style-name="P9">    <text:span text:style-name="T35">dispatch</text:span><text:span text:style-name="T16">({ </text:span><text:span text:style-name="T18">type:</text:span><text:span text:style-name="T16"> </text:span><text:span text:style-name="T22">'decrement'</text:span><text:span text:style-name="T16"> });</text:span></text:p>
      <text:p text:style-name="P9">  <text:span text:style-name="T16">};</text:span></text:p>
      <text:p text:style-name="P10"/>
      <text:p text:style-name="P9">  <text:span text:style-name="T10">const</text:span><text:span text:style-name="T16"> </text:span><text:span text:style-name="T35">defineCount</text:span><text:span text:style-name="T16"> </text:span><text:span text:style-name="T32">=</text:span><text:span text:style-name="T16"> </text:span><text:span text:style-name="T10">function</text:span><text:span text:style-name="T16"> (</text:span><text:span text:style-name="T18">e</text:span><text:span text:style-name="T16">) {</text:span></text:p>
      <text:p text:style-name="P9">    <text:span text:style-name="T35">dispatch</text:span><text:span text:style-name="T16">({ </text:span><text:span text:style-name="T18">type:</text:span><text:span text:style-name="T16"> </text:span><text:span text:style-name="T22">'setCount'</text:span><text:span text:style-name="T16">, </text:span><text:span text:style-name="T18">payload:</text:span><text:span text:style-name="T16"> </text:span><text:span text:style-name="T38">Number</text:span><text:span text:style-name="T16">(</text:span><text:span text:style-name="T18">e</text:span><text:span text:style-name="T16">.</text:span><text:span text:style-name="T18">target</text:span><text:span text:style-name="T16">.</text:span><text:span text:style-name="T18">value</text:span><text:span text:style-name="T16">) });</text:span></text:p>
      <text:p text:style-name="P9">  <text:span text:style-name="T16">};</text:span></text:p>
      <text:p text:style-name="P10"/>
      <text:p text:style-name="P9">  <text:span text:style-name="T10">const</text:span><text:span text:style-name="T16"> </text:span><text:span text:style-name="T35">defineStep</text:span><text:span text:style-name="T16"> </text:span><text:span text:style-name="T32">=</text:span><text:span text:style-name="T16"> </text:span><text:span text:style-name="T10">function</text:span><text:span text:style-name="T16"> (</text:span><text:span text:style-name="T18">e</text:span><text:span text:style-name="T16">) {</text:span></text:p>
      <text:p text:style-name="P9">    <text:span text:style-name="T35">dispatch</text:span><text:span text:style-name="T16">({ </text:span><text:span text:style-name="T18">type:</text:span><text:span text:style-name="T16"> </text:span><text:span text:style-name="T22">'setStep'</text:span><text:span text:style-name="T16">, </text:span><text:span text:style-name="T18">payload:</text:span><text:span text:style-name="T16"> </text:span><text:span text:style-name="T38">Number</text:span><text:span text:style-name="T16">(</text:span><text:span text:style-name="T18">e</text:span><text:span text:style-name="T16">.</text:span><text:span text:style-name="T18">target</text:span><text:span text:style-name="T16">.</text:span><text:span text:style-name="T18">value</text:span><text:span text:style-name="T16">) });</text:span></text:p>
      <text:p text:style-name="P9">  <text:span text:style-name="T16">};</text:span></text:p>
      <text:p text:style-name="P10"/>
      <text:p text:style-name="P9">  <text:span text:style-name="T10">const</text:span><text:span text:style-name="T16"> </text:span><text:span text:style-name="T35">reset</text:span><text:span text:style-name="T16"> </text:span><text:span text:style-name="T32">=</text:span><text:span text:style-name="T16"> </text:span><text:span text:style-name="T10">function</text:span><text:span text:style-name="T16"> () {</text:span></text:p>
      <text:p text:style-name="P9">    <text:span text:style-name="T35">dispatch</text:span><text:span text:style-name="T16">({ </text:span><text:span text:style-name="T18">type:</text:span><text:span text:style-name="T16"> </text:span><text:span text:style-name="T22">'reset'</text:span><text:span text:style-name="T16"> });</text:span></text:p>
      <text:p text:style-name="P9">  <text:span text:style-name="T16">};</text:span></text:p>
      <text:p text:style-name="P10"/>
      <text:p text:style-name="P9">  <text:span text:style-name="T27">return</text:span><text:span text:style-name="T16"> (</text:span></text:p>
      <text:p text:style-name="P9">    <text:span text:style-name="T7">&lt;</text:span><text:span text:style-name="T10">div</text:span><text:span text:style-name="T16"> </text:span><text:span text:style-name="T18">className</text:span><text:span text:style-name="T32">=</text:span><text:span text:style-name="T22">"counter"</text:span><text:span text:style-name="T7">&gt;</text:span></text:p>
      <text:p text:style-name="P9">      <text:span text:style-name="T7">&lt;</text:span><text:span text:style-name="T10">div</text:span><text:span text:style-name="T7">&gt;</text:span></text:p>
      <text:p text:style-name="P9">        <text:span text:style-name="T7">&lt;</text:span><text:span text:style-name="T10">input</text:span></text:p>
      <text:p text:style-name="P9">          <text:span text:style-name="T18">type</text:span><text:span text:style-name="T32">=</text:span><text:span text:style-name="T22">"range"</text:span></text:p>
      <text:p text:style-name="P9">          <text:span text:style-name="T18">min</text:span><text:span text:style-name="T32">=</text:span><text:span text:style-name="T22">"0"</text:span></text:p>
      <text:p text:style-name="P9">          <text:span text:style-name="T18">max</text:span><text:span text:style-name="T32">=</text:span><text:span text:style-name="T22">"10"</text:span></text:p>
      <text:p text:style-name="P9">          <text:span text:style-name="T18">value</text:span><text:span text:style-name="T32">=</text:span><text:span text:style-name="T10">{</text:span><text:span text:style-name="T30">step</text:span><text:span text:style-name="T10">}</text:span></text:p>
      <text:p text:style-name="P9">          <text:span text:style-name="T18">onChange</text:span><text:span text:style-name="T32">=</text:span><text:span text:style-name="T10">{</text:span><text:span text:style-name="T35">defineStep</text:span><text:span text:style-name="T10">}</text:span></text:p>
      <text:p text:style-name="P9">        <text:span text:style-name="T7">/&gt;</text:span></text:p>
      <text:p text:style-name="P9">        <text:span text:style-name="T7">&lt;</text:span><text:span text:style-name="T10">span</text:span><text:span text:style-name="T7">&gt;</text:span><text:span text:style-name="T10">{</text:span><text:span text:style-name="T30">step</text:span><text:span text:style-name="T10">}</text:span><text:span text:style-name="T7">&lt;/</text:span><text:span text:style-name="T10">span</text:span><text:span text:style-name="T7">&gt;</text:span></text:p>
      <text:p text:style-name="P9">      <text:span text:style-name="T7">&lt;/</text:span><text:span text:style-name="T10">div</text:span><text:span text:style-name="T7">&gt;</text:span></text:p>
      <text:p text:style-name="P10"/>
      <text:p text:style-name="P9">      <text:span text:style-name="T7">&lt;</text:span><text:span text:style-name="T10">div</text:span><text:span text:style-name="T7">&gt;</text:span></text:p>
      <text:p text:style-name="P9">        <text:span text:style-name="T7">&lt;</text:span><text:span text:style-name="T10">button</text:span><text:span text:style-name="T16"> </text:span><text:span text:style-name="T18">onClick</text:span><text:span text:style-name="T32">=</text:span><text:span text:style-name="T10">{</text:span><text:span text:style-name="T35">dec</text:span><text:span text:style-name="T10">}</text:span><text:span text:style-name="T7">&gt;</text:span><text:span text:style-name="T16">-</text:span><text:span text:style-name="T7">&lt;/</text:span><text:span text:style-name="T10">button</text:span><text:span text:style-name="T7">&gt;</text:span></text:p>
      <text:p text:style-name="P9">        <text:span text:style-name="T7">&lt;</text:span><text:span text:style-name="T10">input</text:span><text:span text:style-name="T16"> </text:span><text:span text:style-name="T18">value</text:span><text:span text:style-name="T32">=</text:span><text:span text:style-name="T10">{</text:span><text:span text:style-name="T30">count</text:span><text:span text:style-name="T10">}</text:span><text:span text:style-name="T16"> </text:span><text:span text:style-name="T18">onChange</text:span><text:span text:style-name="T32">=</text:span><text:span text:style-name="T10">{</text:span><text:span text:style-name="T35">defineCount</text:span><text:span text:style-name="T10">}</text:span><text:span text:style-name="T16"> </text:span><text:span text:style-name="T7">/&gt;</text:span></text:p>
      <text:p text:style-name="P9">        <text:span text:style-name="T7">&lt;</text:span><text:span text:style-name="T10">button</text:span><text:span text:style-name="T16"> </text:span><text:span text:style-name="T18">onClick</text:span><text:span text:style-name="T32">=</text:span><text:span text:style-name="T10">{</text:span><text:span text:style-name="T35">inc</text:span><text:span text:style-name="T10">}</text:span><text:span text:style-name="T7">&gt;</text:span><text:span text:style-name="T16">+</text:span><text:span text:style-name="T7">&lt;/</text:span><text:span text:style-name="T10">button</text:span><text:span text:style-name="T7">&gt;</text:span></text:p>
      <text:p text:style-name="P9">      <text:span text:style-name="T7">&lt;/</text:span><text:span text:style-name="T10">div</text:span><text:span text:style-name="T7">&gt;</text:span></text:p>
      <text:p text:style-name="P10"/>
      <text:p text:style-name="P9">      <text:span text:style-name="T7">&lt;</text:span><text:span text:style-name="T10">p</text:span><text:span text:style-name="T7">&gt;</text:span><text:span text:style-name="T10">{</text:span><text:span text:style-name="T30">date</text:span><text:span text:style-name="T32">.</text:span><text:span text:style-name="T35">toDateString</text:span><text:span text:style-name="T32">()</text:span><text:span text:style-name="T10">}</text:span><text:span text:style-name="T7">&lt;/</text:span><text:span text:style-name="T10">p</text:span><text:span text:style-name="T7">&gt;</text:span></text:p>
      <text:p text:style-name="P10"/>
      <text:p text:style-name="P9">      <text:span text:style-name="T7">&lt;</text:span><text:span text:style-name="T10">div</text:span><text:span text:style-name="T7">&gt;</text:span></text:p>
      <text:p text:style-name="P9">        <text:span text:style-name="T7">&lt;</text:span><text:span text:style-name="T10">button</text:span><text:span text:style-name="T16"> </text:span><text:span text:style-name="T18">onClick</text:span><text:span text:style-name="T32">=</text:span><text:span text:style-name="T10">{</text:span><text:span text:style-name="T35">reset</text:span><text:span text:style-name="T10">}</text:span><text:span text:style-name="T7">&gt;</text:span><text:span text:style-name="T16">Reset</text:span><text:span text:style-name="T7">&lt;/</text:span><text:span text:style-name="T10">button</text:span><text:span text:style-name="T7">&gt;</text:span></text:p>
      <text:p text:style-name="P9">      <text:span text:style-name="T7">&lt;/</text:span><text:span text:style-name="T10">div</text:span><text:span text:style-name="T7">&gt;</text:span></text:p>
      <text:p text:style-name="P9">    <text:span text:style-name="T7">&lt;/</text:span><text:span text:style-name="T10">div</text:span><text:span text:style-name="T7">&gt;</text:span></text:p>
      <text:p text:style-name="P9">  <text:span text:style-name="T16">);</text:span></text:p>
      <text:p text:style-name="P5">}</text:p>
      <text:p text:style-name="Standard"/>
      <text:p text:style-name="Standard"><draw:frame draw:style-name="fr6" draw:name="graphics14" text:anchor-type="paragraph" svg:width="16.999cm" svg:height="9.571cm" draw:z-index="13"><draw:image xlink:href="Pictures/10000201000006A0000003BBA0DFCE94.png" xlink:type="simple" xlink:show="embed" xlink:actuate="onLoad"/></draw:frame><text:soft-page-break/></text:p>
      <text:p text:style-name="Standard"><text:span text:style-name="T65">We're faking an API server by installing json-server with the terminal command </text:span><text:span text:style-name="code_20_snippet">npm i json-server</text:span><text:span text:style-name="T65">, then we add </text:span><text:span text:style-name="T19">"server"</text:span><text:span text:style-name="T13">: </text:span><text:span text:style-name="T23">"json-server --watch data/questions.json --port 8000"</text:span><text:span text:style-name="T65"> to the package.json file and finally type </text:span><text:span text:style-name="code_20_snippet">npm run server</text:span> <text:span text:style-name="T65">into the terminal and we find our object that holds an array called questions at the url localhost:8000/questions. </text:span></text:p>
      <text:p text:style-name="P33"><text:span text:style-name="T1"/></text:p>
      <text:p text:style-name="P33"><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language="zxx" fo:country="none" style:text-underline-style="none" fo:font-weight="normal" style:language-asian="zxx" style:country-asian="none" style:font-weight-asian="normal" style:language-complex="zxx" style:country-complex="none"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3DT8H16M55S</meta:editing-duration>
    <meta:editing-cycles>90</meta:editing-cycles>
    <meta:generator>OpenOffice/4.1.13$Win32 OpenOffice.org_project/4113m1$Build-9810</meta:generator>
    <dc:date>2024-10-24T18:13:27.44</dc:date>
    <dc:creator>Giles Webberley</dc:creator>
    <meta:document-statistic meta:table-count="0" meta:image-count="14" meta:object-count="0" meta:page-count="24" meta:paragraph-count="468" meta:word-count="5810" meta:character-count="35693"/>
    <meta:user-defined meta:name="Info 1"/>
    <meta:user-defined meta:name="Info 2"/>
    <meta:user-defined meta:name="Info 3"/>
    <meta:user-defined meta:name="Info 4"/>
  </office:meta>
</office:document-meta>
</file>